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608ccd7"/>
    </style:style>
    <style:style style:name="P5" style:family="paragraph" style:parent-style-name="Heading_20_2">
      <style:text-properties officeooo:rsid="05735d0c" officeooo:paragraph-rsid="05deefe3"/>
    </style:style>
    <style:style style:name="P6" style:family="paragraph" style:parent-style-name="Heading_20_2">
      <style:text-properties officeooo:rsid="05735d0c" officeooo:paragraph-rsid="05f92d26"/>
    </style:style>
    <style:style style:name="P7" style:family="paragraph" style:parent-style-name="Heading_20_2">
      <style:text-properties officeooo:rsid="05735d0c" officeooo:paragraph-rsid="06029c76"/>
    </style:style>
    <style:style style:name="P8" style:family="paragraph" style:parent-style-name="Text_20_body">
      <style:text-properties officeooo:rsid="05e93b0c" officeooo:paragraph-rsid="05e93b0c"/>
    </style:style>
    <style:style style:name="P9" style:family="paragraph" style:parent-style-name="Text_20_body">
      <style:text-properties officeooo:rsid="05f6a07a" officeooo:paragraph-rsid="05f6a07a"/>
    </style:style>
    <style:style style:name="P10" style:family="paragraph" style:parent-style-name="Text_20_body">
      <style:text-properties officeooo:rsid="05f7ad5a" officeooo:paragraph-rsid="05f7ad5a"/>
    </style:style>
    <style:style style:name="P11" style:family="paragraph" style:parent-style-name="Text_20_body">
      <style:text-properties officeooo:rsid="05f8a4dc" officeooo:paragraph-rsid="05f8a4dc"/>
    </style:style>
    <style:style style:name="P12" style:family="paragraph" style:parent-style-name="Text_20_body">
      <style:text-properties officeooo:rsid="05f92d26" officeooo:paragraph-rsid="0601b4e4"/>
    </style:style>
    <style:style style:name="P13" style:family="paragraph" style:parent-style-name="Text_20_body">
      <style:text-properties officeooo:rsid="060497ac" officeooo:paragraph-rsid="0608ccd7"/>
    </style:style>
    <style:style style:name="P14" style:family="paragraph" style:parent-style-name="Text_20_body">
      <style:text-properties officeooo:rsid="060497ac" officeooo:paragraph-rsid="0608dc97"/>
    </style:style>
    <style:style style:name="P15" style:family="paragraph" style:parent-style-name="Text_20_body">
      <style:paragraph-properties fo:line-height="100%"/>
      <style:text-properties officeooo:rsid="04af6545" officeooo:paragraph-rsid="04af6545"/>
    </style:style>
    <style:style style:name="P16" style:family="paragraph" style:parent-style-name="Text_20_body">
      <style:text-properties officeooo:rsid="05eb2c2d" officeooo:paragraph-rsid="0609676d"/>
    </style:style>
    <style:style style:name="P17" style:family="paragraph" style:parent-style-name="Text_20_body">
      <style:text-properties officeooo:rsid="05fad3d2" officeooo:paragraph-rsid="06009606"/>
    </style:style>
    <style:style style:name="P18" style:family="paragraph" style:parent-style-name="Text_20_body">
      <style:text-properties officeooo:rsid="05fad3d2" officeooo:paragraph-rsid="06029c76"/>
    </style:style>
    <style:style style:name="P19" style:family="paragraph" style:parent-style-name="Text_20_body">
      <style:text-properties officeooo:rsid="06009606" officeooo:paragraph-rsid="06009606"/>
    </style:style>
    <style:style style:name="P20" style:family="paragraph" style:parent-style-name="Text_20_body">
      <style:text-properties officeooo:rsid="06009606" officeooo:paragraph-rsid="06029c76"/>
    </style:style>
    <style:style style:name="P21" style:family="paragraph" style:parent-style-name="Text_20_body">
      <style:text-properties officeooo:rsid="0601b4e4" officeooo:paragraph-rsid="0601b4e4"/>
    </style:style>
    <style:style style:name="P22" style:family="paragraph" style:parent-style-name="Text_20_body">
      <style:text-properties officeooo:rsid="0601b4e4" officeooo:paragraph-rsid="06029c76"/>
    </style:style>
    <style:style style:name="P23" style:family="paragraph" style:parent-style-name="Text_20_body">
      <style:text-properties officeooo:rsid="060cf8ea" officeooo:paragraph-rsid="060d75ce"/>
    </style:style>
    <style:style style:name="P24" style:family="paragraph" style:parent-style-name="Text_20_body">
      <style:text-properties officeooo:paragraph-rsid="060cf8ea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rsid="05e93b0c" officeooo:paragraph-rsid="05e93b0c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eb2c2d" officeooo:paragraph-rsid="05eb2c2d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e93b0c" officeooo:paragraph-rsid="05e93b0c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29" style:family="paragraph" style:parent-style-name="Heading_20_1">
      <style:paragraph-properties fo:line-height="100%"/>
      <style:text-properties officeooo:rsid="04af6545" officeooo:paragraph-rsid="04af6545"/>
    </style:style>
    <style:style style:name="P30" style:family="paragraph" style:parent-style-name="Heading_20_2">
      <style:paragraph-properties fo:line-height="100%" fo:text-align="start" style:justify-single-word="false" style:writing-mode="lr-tb"/>
      <style:text-properties style:font-name="David CLM" officeooo:rsid="068d6010" officeooo:paragraph-rsid="0613e728" style:font-name-complex="David CLM"/>
    </style:style>
    <style:style style:name="P31" style:family="paragraph" style:parent-style-name="Heading_20_2" style:list-style-name="L1">
      <style:paragraph-properties fo:line-height="100%" fo:text-align="start" style:justify-single-word="false" style:writing-mode="lr-tb"/>
      <style:text-properties officeooo:paragraph-rsid="0613e728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eb2c2d" officeooo:paragraph-rsid="05eb2c2d"/>
    </style:style>
    <style:style style:name="P34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6179e40"/>
    </style:style>
    <style:style style:name="P35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6179e40"/>
    </style:style>
    <style:style style:name="T1" style:family="text">
      <style:text-properties officeooo:rsid="05226f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eb85a5"/>
    </style:style>
    <style:style style:name="T4" style:family="text">
      <style:text-properties officeooo:rsid="05f3078d"/>
    </style:style>
    <style:style style:name="T5" style:family="text">
      <style:text-properties officeooo:rsid="05f7ad5a"/>
    </style:style>
    <style:style style:name="T6" style:family="text">
      <style:text-properties officeooo:rsid="05f8a4dc"/>
    </style:style>
    <style:style style:name="T7" style:family="text">
      <style:text-properties officeooo:rsid="0608ccd7"/>
    </style:style>
    <style:style style:name="T8" style:family="text">
      <style:text-properties officeooo:rsid="0608dc97"/>
    </style:style>
    <style:style style:name="T9" style:family="text">
      <style:text-properties officeooo:rsid="060cf8ea"/>
    </style:style>
    <style:style style:name="T10" style:family="text">
      <style:text-properties fo:language="en" fo:country="US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60cf8ea" style:font-style-asian="italic" style:font-style-complex="italic"/>
    </style:style>
    <style:style style:name="T13" style:family="text">
      <style:text-properties fo:font-style="italic" officeooo:rsid="060fdb04" style:font-style-asian="italic" style:font-style-complex="italic"/>
    </style:style>
    <style:style style:name="T14" style:family="text">
      <style:text-properties officeooo:rsid="060d75ce"/>
    </style:style>
    <style:style style:name="T15" style:family="text">
      <style:text-properties style:font-name="David CLM" officeooo:rsid="0704f640" style:font-name-complex="David CLM"/>
    </style:style>
    <style:style style:name="T16" style:family="text">
      <style:text-properties style:font-name="David CLM" officeooo:rsid="07040173" style:font-name-complex="David CLM"/>
    </style:style>
    <style:style style:name="T17" style:family="text">
      <style:text-properties style:font-name="David CLM" officeooo:rsid="0706baaa" style:font-name-complex="David CLM"/>
    </style:style>
    <style:style style:name="T18" style:family="text">
      <style:text-properties style:use-window-font-color="true" style:font-name="David CLM" style:font-name-complex="David CLM"/>
    </style:style>
    <style:style style:name="T19" style:family="text">
      <style:text-properties style:use-window-font-color="true" style:font-name="David CLM" officeooo:rsid="0706baaa" style:font-name-complex="David CLM"/>
    </style:style>
    <style:style style:name="T20" style:family="text">
      <style:text-properties style:use-window-font-color="true" style:font-name="David CLM" officeooo:rsid="06f22ffe" style:font-name-complex="David CLM"/>
    </style:style>
    <style:style style:name="T21" style:family="text">
      <style:text-properties style:use-window-font-color="true" style:font-name="David CLM" officeooo:rsid="06f09f43" style:font-name-complex="David CLM"/>
    </style:style>
    <style:style style:name="T22" style:family="text">
      <style:text-properties style:use-window-font-color="true" style:font-name="David CLM" officeooo:rsid="06b433b8" style:font-name-complex="David CLM"/>
    </style:style>
    <style:style style:name="T23" style:family="text">
      <style:text-properties style:use-window-font-color="true" style:font-name="David CLM" officeooo:rsid="06ee3a15" style:font-name-complex="David CLM"/>
    </style:style>
    <style:style style:name="T24" style:family="text">
      <style:text-properties style:use-window-font-color="true" style:font-name="David CLM" fo:font-weight="normal" style:font-weight-asian="normal" style:font-name-complex="David CLM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1">מטלה</text:span> <text:span text:style-name="T4">- חלוקת חפצים בדידים</text:span></text:h>
      <text:p text:style-name="P15">יש לענות על שאלה אחת לבחירתכם.</text:p>
      <text:p text:style-name="P4">שאלה <text:span text:style-name="T7">1: חלוקה ללא קנאה מלבד החפץ הכי גרוע</text:span></text:p>
      <text:p text:style-name="P13">הגדרה: חלוקה של חפצים נקראת "ללא קנאה מלבד החפץ הכי גרוע" (בקיצור EFX), אם לכל שני שחקנים א, ב, <text:span text:style-name="T2">ולכל </text:span>חפץ שנוריד מהסל של ב, שחקן א לא יקנא בשחקן ב.</text:p>
      <text:p text:style-name="P13">א. הראו שהתנאי EFX הוא ממש חזק יותר מהתנאי EF1 (תנו דוגמה לחלוקה EF1 שהיא לא EFX).</text:p>
      <text:p text:style-name="P14">ב. <text:span text:style-name="T8">נניח שיש שני שחקנים עם העדפות אדיטיביות (= לכל שחקן, ערך של סל הוא סכום הערכים של החפצים בסל). תארו אלגוריתם המוצא חלוקה EFX.</text:span></text:p>
      <text:p text:style-name="P14"/>
      <text:p text:style-name="P5">שאלה 2: אלגוריתם מעגלי הקנאה - סדר החפצים</text:p>
      <text:p text:style-name="P9">כזכור, אלגוריתם מעגלי-הקנאה מתחיל בכך שהוא מסדר את החפצים בסדר שרירותי כלשהו. <text:span text:style-name="T5">כלומר, בכל סדר שבו נסדר את החפצים, אנחנו עשויים לקבל תוצאה שונה.</text:span></text:p>
      <text:p text:style-name="P10">א. <text:span text:style-name="T6">הראו דוגמה עם 3 אנשים ו-3 חפצים, שבה כל סידור של החפצים נותן תוצאה אחרת (סה"כ 6 תוצאות).</text:span></text:p>
      <text:p text:style-name="P11">ב. הראו דוגמה עם 3 אנשים ו-3 חפצים, שבה כל סידור של החפצים נותן אותה תוצאה.</text:p>
      <text:p text:style-name="P11">ג. הראו דוגמה עם 3 אנשים ו-3 חפצים, שבה מספר התוצאות האפשריות גדול מ-1 וקטן מ-6.</text:p>
      <text:p text:style-name="P24"><text:span text:style-name="T9">ד [בונוס]. היכנסו לויקיפדיה האנגלית, לדף "</text:span><text:bookmark text:name="firstHeading"/><text:span text:style-name="T10">Envy-cycles procedure</text:span><text:span text:style-name="T9">". הוסיפו כותרת חדשה Examples, והוסיפו מתחתיה את שלוש הדוגמאות שכתבתם בסעיפים הקודמים.</text:span></text:p>
      <text:p text:style-name="P23">הזוג <text:span text:style-name="T11">הראשון </text:span>שיבצע משימה זו, יקבל 2 נקודות בונוס לציון הבחינה. כדי לזכות בנקודות, אחד מבני-הזוג צריך לפתוח חשבון ויקיפדיה בשמו המלא, כך שהעריכות יירשמו על שמו בהסטוריית העריכה. </text:p>
      <text:p text:style-name="P23"><text:span text:style-name="T13">עצה</text:span><text:span text:style-name="T14">: כדי שהעריכות שלכם יישארו בדף, ולא יימחקו ע"י עורכים אחרים, יש ל</text:span>הסביר את הדוגמאות <text:span text:style-name="T14">באופן ברור </text:span>ובאנגלית תקנית<text:span text:style-name="T14">.</text:span></text:p>
      <text:p text:style-name="P24"><text:span text:style-name="T12">שימו לב</text:span><text:span text:style-name="T9">: לפני שאתם מתחילים אנא ודאו שלא עשו את זה לפניכם; הניקוד הנוסף יינתן רק לזוג הראשון.</text:span></text:p>
      <text:p text:style-name="P24"/>
      <text:p text:style-name="P6">שאלה 3: מיקסום מכפלת הערכים - חפצים רציפים</text:p>
      <text:p text:style-name="P17">כזכור, למדנו שאלגוריתם מיקסום-מכפלת-הערכים נותן חלוקה שהיא ללא קנאה כאשר החפצים הם רציפים (ניתנים לחיתוך). תנו דוגמאות לחלוקה של 3 חפצים רציפים בין 2 אנשים, שבהן:</text:p>
      <text:p text:style-name="P19">א. אלגוריתם מיקסום-מכפלת-הערכים לא צריך לחתוך אף חפץ.</text:p>
      <text:p text:style-name="P19">ב. אלגוריתם מיקסום-מכפלת-הערכים צריך לחתוך חפץ אחד בדיוק.</text:p>
      <text:p text:style-name="P21">ג. אלגוריתם מיקסום-מכפלת-הערכים צריך לחתוך שני חפצים בדיוק.</text:p>
      <text:p text:style-name="P21"><text:soft-page-break/>ד. אלגוריתם מיקסום-מכפלת-הערכים צריך לחתוך שלושה חפצים בדיוק.</text:p>
      <text:p text:style-name="P12"/>
      <text:p text:style-name="P7">שאלה 4: מיקסום מכפלת הערכים - חפצים בדידים</text:p>
      <text:p text:style-name="P18">כזכור, למדנו שאלגוריתם מיקסום-מכפלת-הערכים נותן חלוקה שהיא ללא-קנאה-מלבד-1 כאשר החפצים הם בדידים (לא ניתנים לחיתוך). תנו דוגמאות לחלוקה של 4 חפצים בדידים בין 2 אנשים, שבהן:</text:p>
      <text:p text:style-name="P20">א. אלגוריתם מיקסום-מכפלת-הערכים מחזיר חלוקה שהיא ממש ללא קנאה.</text:p>
      <text:p text:style-name="P20">ב. אלגוריתם מיקסום-מכפלת-הערכים מחלק את החפצים ביחס 1:3.</text:p>
      <text:p text:style-name="P22">ג. אלגוריתם מיקסום-מכפלת-הערכים מחלק את החפצים ביחס 2:2.</text:p>
      <text:p text:style-name="P22"/>
      <text:p text:style-name="P3">שאלה <text:span text:style-name="T7">5: תיכנות - חלוקה ללא-קנאה-בקירוב</text:span></text:p>
      <text:p text:style-name="P8">נתונה המחלקה הבאה:</text:p>
      <text:p text:style-name="P25">class Agent {</text:p>
      <text:p text:style-name="P25"><text:tab/>double item<text:span text:style-name="T3">_value</text:span>(int item_index);</text:p>
      <text:p text:style-name="P25">}</text:p>
      <text:p text:style-name="P27">המחלקה מייצגת שחקן המשתתף במשחק חלוקה הוגנת. יש בה פונקציה אחת המתארת את הערך שהשחקן מייחס לחפץ שהאינדקס שלו הוא item_index.</text:p>
      <text:p text:style-name="P16">כיתבו פונקציה הבודקת האם חלוקת-חפצים נתונה כלשהי היא EF<text:span text:style-name="T7">X (ראו שאלה 1 למעלה). </text:span>כותרת הפונקציה:</text:p>
      <text:p text:style-name="P26">bool is_EF1(Agent[] agents, set&lt;int&gt;[] bundles);</text:p>
      <text:p text:style-name="P28">הפרמטר agents הוא מערך בגודל n המייצג את השחקנים.</text:p>
      <text:p text:style-name="P28">הפרמטר bundles הוא מערך באותו גודל - n - המייצג את החלוקה: bundle[i] הוא אוסף אינדקסי החפצים שמקבל שחקן i.</text:p>
      <text:p text:style-name="P28"/>
      <text:p text:style-name="P32">מאמרים להרחבה ולמטלת רשות</text:p>
      <text:list xml:id="list2964387527" text:style-name="L1">
        <text:list-item>
          <text:p text:style-name="P31"><text:span text:style-name="Citation"><text:span text:style-name="T15">Haris Aziz et al (2015): <text:s/></text:span></text:span><text:a xlink:type="simple" xlink:href="http://www.aaai.org/ocs/index.php/IJCAI/IJCAI15/paper/download/11147/10727" text:style-name="Internet_20_link" text:visited-style-name="Visited_20_Internet_20_Link"><text:span text:style-name="Citation"><text:span text:style-name="T16">"The Adjusted Winner Procedure: Characterizations and Equilibria"</text:span></text:span></text:a><text:span text:style-name="Citation"><text:span text:style-name="T16">. </text:span></text:span></text:p>
        </text:list-item>
        <text:list-item>
          <text:p text:style-name="P31"><text:span text:style-name="Citation"><text:span text:style-name="T16">Brams, Steven J.; Togman, Jeffrey M. (1996). </text:span></text:span><text:a xlink:type="simple" xlink:href="https://journals.sagepub.com/doi/10.1177/073889429601500105" text:style-name="Internet_20_link" text:visited-style-name="Visited_20_Internet_20_Link"><text:span text:style-name="Citation"><text:span text:style-name="T16">"Camp David: Was The Agreement Fair?"</text:span></text:span></text:a><text:span text:style-name="Citation"><text:span text:style-name="T16">. </text:span></text:span></text:p>
        </text:list-item>
        <text:list-item>
          <text:p text:style-name="P31"><text:span text:style-name="Citation"><text:span text:style-name="T16">Willson, Stephen (1995). </text:span></text:span><text:a xlink:type="simple" xlink:href="https://swillson.public.iastate.edu/FairDivisionUsingLPUnpublished6.pdf" text:style-name="Internet_20_link" text:visited-style-name="Visited_20_Internet_20_Link"><text:span text:style-name="Citation"><text:span text:style-name="T16">"Fair Division using Linear Programming"</text:span></text:span></text:a><text:span text:style-name="Citation"><text:span text:style-name="T17">.</text:span></text:span></text:p>
        </text:list-item>
        <text:list-item>
          <text:p text:style-name="P35"><text:span text:style-name="T18">B </text:span><text:span text:style-name="T24">Plaut</text:span><text:span text:style-name="T18">, T Roug</text:span><text:span text:style-name="T21">h</text:span><text:span text:style-name="T18">garden</text:span><text:span text:style-name="T21"> (2018): "</text:span><text:a xlink:type="simple" xlink:href="https://dl.acm.org/citation.cfm?id=3175470" text:style-name="Internet_20_link" text:visited-style-name="Visited_20_Internet_20_Link">Almost envy-freeness with general valuations‏</text:a><text:span text:style-name="T21">"</text:span></text:p>
        </text:list-item>
        <text:list-item>
          <text:p text:style-name="P35"><text:span text:style-name="T22">M Kyropoulou, W Suksompong (2019): </text:span><text:bookmark text:name="k-QuE8lLEKYJ"/><text:span text:style-name="T22">"</text:span><text:a xlink:type="simple" xlink:href="https://arxiv.org/abs/1901.08463" text:style-name="Internet_20_link" text:visited-style-name="Visited_20_Internet_20_Link">Almost Envy-Freeness in Group Resource Allocation‏</text:a><text:span text:style-name="T22">"</text:span><text:span text:style-name="T18">‏</text:span><text:span text:style-name="T23">.</text:span></text:p>
        </text:list-item>
        <text:list-item>
          <text:p text:style-name="P35"><text:span text:style-name="T18">S Barman, G Ghalme, S Jain, P Kulkarni</text:span><text:span text:style-name="T21"> (2019): "</text:span><text:a xlink:type="simple" xlink:href="https://arxiv.org/abs/1901.09427" text:style-name="Internet_20_link" text:visited-style-name="Visited_20_Internet_20_Link">Fair Division of Indivisible Goods Among Strategic Agents‏</text:a><text:span text:style-name="T21">"</text:span></text:p>
        </text:list-item>
        <text:list-item>
          <text:p text:style-name="P35"><text:span text:style-name="T18">H Oh, AD Procaccia, W Suksompong</text:span><text:span text:style-name="T21"> (2018): "</text:span><text:bookmark text:name="8NVQdTlYFYYJ"/><text:a xlink:type="simple" xlink:href="https://arxiv.org/abs/1807.11367" text:style-name="Internet_20_link" text:visited-style-name="Visited_20_Internet_20_Link">Fairly allocating many goods with few queries‏</text:a><text:span text:style-name="T21">"</text:span></text:p>
        </text:list-item>
        <text:list-item>
          <text:p text:style-name="P35"><text:span text:style-name="T21">S Barman, SK Krishnamurthy, R Vaish (2018): "</text:span><text:a xlink:type="simple" xlink:href="https://arxiv.org/abs/1801.09046" text:style-name="Internet_20_link" text:visited-style-name="Visited_20_Internet_20_Link">Greedy Algorithms for Maximizing Nash Social Welfare‏</text:a><text:span text:style-name="T21">".</text:span></text:p>
        </text:list-item>
        <text:list-item>
          <text:p text:style-name="P35"><text:span text:style-name="T18">G Amanatidis, G Birmpas, E Markakis</text:span><text:span text:style-name="T21"> (2018): "</text:span><text:bookmark text:name="3-g4LPImyVYJ"/><text:a xlink:type="simple" xlink:href="https://arxiv.org/abs/1806.03114" text:style-name="Internet_20_link" text:visited-style-name="Visited_20_Internet_20_Link">Comparing Approximate Relaxations of Envy-Freeness</text:a><text:span text:style-name="T21">"</text:span></text:p>
        </text:list-item>
        <text:list-item>
          <text:p text:style-name="P34"><text:span text:style-name="Citation"><text:span text:style-name="T19">H Aziz, S Bouveret, I Caragiannis</text:span></text:span><text:span text:style-name="Citation"><text:span text:style-name="T20"> (2018): "</text:span></text:span><text:a xlink:type="simple" xlink:href="https://www.aaai.org/ocs/index.php/AAAI/AAAI18/paper/viewPaper/17230" text:style-name="Internet_20_link" text:visited-style-name="Visited_20_Internet_20_Link"><text:span text:style-name="Citation"><text:span text:style-name="T17">Knowledge, fairness, and social constraints</text:span></text:span></text:a><text:span text:style-name="Citation"><text:span text:style-name="T20">"</text:span>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20:20.679681402</dc:date>
    <meta:editing-duration>P11DT9H56M5S</meta:editing-duration>
    <meta:editing-cycles>1391</meta:editing-cycles>
    <meta:document-statistic meta:table-count="0" meta:image-count="0" meta:object-count="0" meta:page-count="3" meta:paragraph-count="49" meta:word-count="617" meta:character-count="3713" meta:non-whitespace-character-count="3150"/>
  </office:meta>
</office:document-meta>
</file>